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3979in" table:align="left"/>
    </style:style>
    <style:style style:name="Table1.A" style:family="table-column">
      <style:table-column-properties style:column-width="0.9229in"/>
    </style:style>
    <style:style style:name="Table1.B" style:family="table-column">
      <style:table-column-properties style:column-width="0.6049in"/>
    </style:style>
    <style:style style:name="Table1.C" style:family="table-column">
      <style:table-column-properties style:column-width="0.8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486in" table:align="left"/>
    </style:style>
    <style:style style:name="Table2.A" style:family="table-column">
      <style:table-column-properties style:column-width="0.8493in"/>
    </style:style>
    <style:style style:name="Table2.B" style:family="table-column">
      <style:table-column-properties style:column-width="0.4389in"/>
    </style:style>
    <style:style style:name="Table2.C" style:family="table-column">
      <style:table-column-properties style:column-width="0.5944in"/>
    </style:style>
    <style:style style:name="Table2.D" style:family="table-column">
      <style:table-column-properties style:column-width="0.46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Cross Tabulation</text:h>
      <text:p text:style-name="Standard"/>
      <text:p text:style-name="Text_20_body">Cross tabulation (or "crosstab") is a simple method to examine the <text:span text:style-name="Strong_20_Emphasis">relationship between two or more categorical variables</text:span>. Think of it as a table that shows how often different combinations of categories occur in your data.</text:p>
      <text:h text:style-name="Heading_20_3" text:outline-level="3">In Simple Terms:</text:h>
      <text:p text:style-name="Text_20_body">Imagine you want to analyze survey responses on two things: <text:span text:style-name="Strong_20_Emphasis">gender</text:span> and <text:span text:style-name="Strong_20_Emphasis">preference for a product</text:span> (e.g., "like" or "dislike"). A cross-tabulation table would show how many <text:span text:style-name="Strong_20_Emphasis">males like the product</text:span>, how many <text:span text:style-name="Strong_20_Emphasis">females dislike it</text:span>, and so on, for every combination.</text:p>
      <text:h text:style-name="Heading_20_3" text:outline-level="3">Why Use Cross Tabulation?</text:h>
      <text:p text:style-name="Text_20_body">Cross tabulation helps to:</text:p>
      <text:list xml:id="list5149096866387458485" text:style-name="L1">
        <text:list-item>
          <text:p text:style-name="P5"><text:span text:style-name="Strong_20_Emphasis">Compare Groups</text:span>: See how different categories relate, like comparing preferences by age, location, or gender.</text:p>
        </text:list-item>
        <text:list-item>
          <text:p text:style-name="P5"><text:span text:style-name="Strong_20_Emphasis">Spot Patterns</text:span>: Discover patterns or trends between two categorical factors.</text:p>
        </text:list-item>
        <text:list-item>
          <text:p text:style-name="P1"><text:span text:style-name="Strong_20_Emphasis">Inform Decisions</text:span>: Understand specific group behaviors, guiding targeted actions in business, research, etc.</text:p>
        </text:list-item>
      </text:list>
      <text:h text:style-name="Heading_20_3" text:outline-level="3">When to Use It:</text:h>
      <text:p text:style-name="Text_20_body">Cross tabulation is especially useful in <text:span text:style-name="Strong_20_Emphasis">market research</text:span>, <text:span text:style-name="Strong_20_Emphasis">surveys</text:span>, and <text:span text:style-name="Strong_20_Emphasis">social sciences</text:span> to gain insights from categorical data. For example, it can help a company decide which demographic prefers a product most, influencing marketing strategies.</text:p>
      <text:p text:style-name="Standard"/>
      <text:p text:style-name="Standard"/>
      <text:p text:style-name="Text_20_body">Let's say we conducted a survey asking <text:span text:style-name="Strong_20_Emphasis">gender</text:span> and <text:span text:style-name="Strong_20_Emphasis">product preference</text:span>. Here’s how a <text:span text:style-name="Strong_20_Emphasis">cross tabulation</text:span> might look:</text:p>
      <text:h text:style-name="Heading_20_3" text:outline-level="3">Survey Data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spondent</text:p>
            </table:table-cell>
            <table:table-cell table:style-name="Table1.A1" office:value-type="string">
              <text:p text:style-name="Table_20_Heading">Gender</text:p>
            </table:table-cell>
            <table:table-cell table:style-name="Table1.A1" office:value-type="string">
              <text:p text:style-name="Table_20_Heading">Preferenc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Like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Dislike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Dislike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Like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Like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Like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Dislike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Like</text:p>
          </table:table-cell>
        </table:table-row>
      </table:table>
      <text:h text:style-name="Heading_20_3" text:outline-level="3"><text:soft-page-break/>Cross Tabulation of Gender and Preference</text:h>
      <text:p text:style-name="Text_20_body">From this data, we can create a cross-tabulation to see how <text:span text:style-name="Strong_20_Emphasis">gender</text:span> and <text:span text:style-name="Strong_20_Emphasis">preference</text:span> are related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Preference</text:p>
            </table:table-cell>
            <table:table-cell table:style-name="Table2.A1" office:value-type="string">
              <text:p text:style-name="Table_20_Heading">Male</text:p>
            </table:table-cell>
            <table:table-cell table:style-name="Table2.A1" office:value-type="string">
              <text:p text:style-name="Table_20_Heading">Female</text:p>
            </table:table-cell>
            <table:table-cell table:style-name="Table2.A1" office:value-type="string">
              <text:p text:style-name="Table_20_Heading">Total</text:p>
            </table:table-cell>
          </table:table-row>
        </table:table-header-rows>
        <table:table-row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5</text:p>
          </table:table-cell>
        </table:table-row>
        <table:table-row>
          <table:table-cell table:style-name="Table2.A1" office:value-type="string">
            <text:p text:style-name="Table_20_Contents">Dislike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tal</text:span>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</table:table-row>
      </table:table>
      <text:h text:style-name="Heading_20_3" text:outline-level="3">Explanation:</text:h>
      <text:list xml:id="list8093172754102286507" text:style-name="L2">
        <text:list-item>
          <text:p text:style-name="P6"><text:span text:style-name="Strong_20_Emphasis">Rows</text:span> represent <text:span text:style-name="Strong_20_Emphasis">product preference</text:span> ("Like" or "Dislike").</text:p>
        </text:list-item>
        <text:list-item>
          <text:p text:style-name="P6"><text:span text:style-name="Strong_20_Emphasis">Columns</text:span> represent <text:span text:style-name="Strong_20_Emphasis">gender</text:span> ("Male" or "Female").</text:p>
        </text:list-item>
        <text:list-item>
          <text:p text:style-name="P2">Each cell shows the <text:span text:style-name="Strong_20_Emphasis">count</text:span> of people who fall into both categories.</text:p>
        </text:list-item>
      </text:list>
      <text:h text:style-name="Heading_20_3" text:outline-level="3">Insights from the Crosstab:</text:h>
      <text:list xml:id="list4861199188678302375" text:style-name="L3">
        <text:list-item>
          <text:p text:style-name="P7"><text:span text:style-name="Strong_20_Emphasis">Males who like the product</text:span>: 3</text:p>
        </text:list-item>
        <text:list-item>
          <text:p text:style-name="P7"><text:span text:style-name="Strong_20_Emphasis">Females who dislike the product</text:span>: 2</text:p>
        </text:list-item>
        <text:list-item>
          <text:p text:style-name="P3"><text:span text:style-name="Strong_20_Emphasis">Overall, more respondents like the product (5) than dislike it (3)</text:span>.</text:p>
        </text:list-item>
      </text:list>
      <text:h text:style-name="Heading_20_3" text:outline-level="3">Use Cases:</text:h>
      <text:list xml:id="list4752752690494023584" text:style-name="L4">
        <text:list-item>
          <text:p text:style-name="P8">A company could see that more males like the product and may target male audiences in marketing.</text:p>
        </text:list-item>
        <text:list-item>
          <text:p text:style-name="P4">They might also investigate why females are more likely to dislike the product, perhaps through additional research.</text:p>
        </text:list-item>
      </text:list>
      <text:p text:style-name="Text_20_body">This simple example illustrates how cross tabulation helps analyze and interpret categorical data in a structured way!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05T22:56:31.03</meta:creation-date>
    <dc:date>2024-11-05T22:59:59.04</dc:date>
    <dc:creator>Akram MTir</dc:creator>
    <meta:editing-duration>PT3M27S</meta:editing-duration>
    <meta:editing-cycles>2</meta:editing-cycles>
    <meta:generator>OpenOffice/4.1.11$Win32 OpenOffice.org_project/4111m1$Build-9808</meta:generator>
    <meta:document-statistic meta:table-count="2" meta:image-count="0" meta:object-count="0" meta:page-count="2" meta:paragraph-count="70" meta:word-count="370" meta:character-count="2227"/>
  </office:meta>
</office:document-meta>
</file>